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hreadScope.importClass( Context ctx , Scriptable thisObj , Object [ ] args , Function funObj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ThreadScope.setupPackages( ClassLoader cl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FOM_JavaScriptInterpreter.updateSourcePath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ThreadScope.put( int index , Scriptable start , Object valu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ThreadScope.ThreadScope( Global sco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FOM_JavaScriptInterpreter.compileScript( Context cx , Scriptable scope , Source src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FOM_JavaScriptInterpreter.setupView( Scriptable scope , FOM_Cocoon cocoon , FOM_WebContinuation kon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FOM_JavaScriptInterpreter.compileScript( Context cx , String fileNam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FOM_JavaScriptInterpreter.getSessionScop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FOM_JavaScriptInterpreter.ru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M_JavaScriptInterpreter.setupContext( Redirector redirector , Context context , ThreadScope thrScope )</text:p>
          </table:table-cell>
          <table:table-cell office:value-type="float" office:value="15">
            <text:p text:style-name="Table_20_Contents">15</text:p>
          </table:table-cell>
          <table:table-cell office:value-type="float" office:value="19">
            <text:p text:style-name="Table_20_Contents">19</text:p>
          </table:table-cell>
          <table:table-cell office:value-type="float" office:value="55">
            <text:p text:style-name="Table_20_Contents">55</text:p>
          </table:table-cell>
        </table:table-row>
        <table:table-row>
          <table:table-cell office:value-type="string">
            <text:p text:style-name="Table_20_Contents">ThreadScope.getClassLoa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yClassRepository.getCompiledClass( String class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M_JavaScriptInterpreter.configure( Configuration config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FOM_JavaScriptInterpreter.callFunction( String funName , List params , Redirector redirector )</text:p>
          </table:table-cell>
          <table:table-cell office:value-type="float" office:value="13">
            <text:p text:style-name="Table_20_Contents">13</text:p>
          </table:table-cell>
          <table:table-cell office:value-type="float" office:value="8">
            <text:p text:style-name="Table_20_Contents">8</text:p>
          </table:table-cell>
          <table:table-cell office:value-type="float" office:value="71">
            <text:p text:style-name="Table_20_Contents">71</text:p>
          </table:table-cell>
        </table:table-row>
        <table:table-row>
          <table:table-cell office:value-type="string">
            <text:p text:style-name="Table_20_Contents">FOM_JavaScriptInterpreter.getServiceMana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M_JavaScriptInterpreter.createThreadSco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M_JavaScriptInterpreter.getClassLoader( boolean needsRefresh )</text:p>
          </table:table-cell>
          <table:table-cell office:value-type="float" office:value="7">
            <text:p text:style-name="Table_20_Contents">7</text:p>
          </table:table-cell>
          <table:table-cell office:value-type="float" office:value="6">
            <text:p text:style-name="Table_20_Contents">6</text:p>
          </table:table-cell>
          <table:table-cell office:value-type="float" office:value="29">
            <text:p text:style-name="Table_20_Contents">29</text:p>
          </table:table-cell>
        </table:table-row>
        <table:table-row>
          <table:table-cell office:value-type="string">
            <text:p text:style-name="Table_20_Contents">FOM_JavaScriptInterpreter.initialize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MyClassRepository.addCompiledClass( String className , Source src , byte [ ] content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FOM_JavaScriptInterpreter.sourceCompilationError( Source src , String msg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ThreadScope.setLock( boolean loc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M_JavaScriptInterpreter.findEncoding( PushbackInputStream i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FOM_JavaScriptInterpreter.setSessionScope( ThreadScope scop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FOM_JavaScriptInterpreter.process( Scriptable scope , FOM_Cocoon cocoon , String uri , Object bizData , OutputStream o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yClassRepository.upToDateCheck( )</text:p>
          </table:table-cell>
          <table:table-cell office:value-type="float" office:value="8">
            <text:p text:style-name="Table_20_Contents">8</text:p>
          </table:table-cell>
          <table:table-cell office:value-type="float" office:value="4">
            <text:p text:style-name="Table_20_Contents">4</text:p>
          </table:table-cell>
          <table:table-cell office:value-type="float" office:value="44">
            <text:p text:style-name="Table_20_Contents">44</text:p>
          </table:table-cell>
        </table:table-row>
        <table:table-row>
          <table:table-cell office:value-type="string">
            <text:p text:style-name="Table_20_Contents">FOM_JavaScriptInterpreter.sourceCompiled( Source sr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FOM_JavaScriptInterpreter.handleContinuation( String id , List params , Redirector redirector )</text:p>
          </table:table-cell>
          <table:table-cell office:value-type="float" office:value="9">
            <text:p text:style-name="Table_20_Contents">9</text:p>
          </table:table-cell>
          <table:table-cell office:value-type="float" office:value="6">
            <text:p text:style-name="Table_20_Contents">6</text:p>
          </table:table-cell>
          <table:table-cell office:value-type="float" office:value="62">
            <text:p text:style-name="Table_20_Contents">62</text:p>
          </table:table-cell>
        </table:table-row>
        <table:table-row>
          <table:table-cell office:value-type="string">
            <text:p text:style-name="Table_20_Contents">ThreadScope.put( String name , Scriptable start , Object valu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6">
            <text:p text:style-name="Table_20_Contents">6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ThreadScope.getClass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M_JavaScriptInterpreter.forwardTo( Scriptable scope , FOM_Cocoon cocoon , String uri , Object bizData , FOM_WebContinuation fom_wk , Redirector redirecto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FOM_JavaScriptInterpreter.getDebugg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ThreadScope.onExe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